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547d9" officeooo:paragraph-rsid="001547d9" style:font-weight-asian="bold" style:font-weight-complex="bold"/>
    </style:style>
    <style:style style:name="P2" style:family="paragraph" style:parent-style-name="Standard">
      <style:text-properties fo:font-size="11pt" style:text-underline-style="none" fo:font-weight="normal" officeooo:rsid="00168209" officeooo:paragraph-rsid="00168209" style:font-size-asian="9.60000038146973pt" style:font-weight-asian="normal" style:font-size-complex="11pt" style:font-weight-complex="normal"/>
    </style:style>
    <style:style style:name="P3" style:family="paragraph" style:parent-style-name="Standard">
      <style:text-properties fo:font-size="11pt" style:text-underline-style="none" fo:font-weight="normal" officeooo:rsid="001547d9" officeooo:paragraph-rsid="001547d9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font-size="11pt" style:text-underline-style="none" fo:font-weight="normal" officeooo:rsid="001858da" officeooo:paragraph-rsid="001858da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font-size="11pt" style:text-underline-style="solid" style:text-underline-width="auto" style:text-underline-color="font-color" fo:font-weight="normal" officeooo:rsid="001858da" officeooo:paragraph-rsid="001858da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Times New Roman" fo:font-size="11pt" fo:language="en" fo:country="GB" style:text-underline-style="none" fo:font-weight="normal" officeooo:rsid="001d19e6" officeooo:paragraph-rsid="0016820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Times New Roman" fo:font-size="11pt" fo:language="en" fo:country="GB" style:text-underline-style="none" fo:font-weight="normal" officeooo:rsid="001547d9" officeooo:paragraph-rsid="00180c8a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1pt" fo:letter-spacing="normal" fo:language="en" fo:country="GB" style:text-underline-style="none" fo:font-weight="normal" officeooo:rsid="001cc0a6" officeooo:paragraph-rsid="0016820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1pt" fo:letter-spacing="normal" fo:language="en" fo:country="GB" style:text-underline-style="none" fo:font-weight="normal" officeooo:rsid="001a1ae8" officeooo:paragraph-rsid="00168209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1pt" fo:letter-spacing="normal" fo:language="en" fo:country="GB" style:text-underline-style="none" fo:font-weight="normal" officeooo:rsid="001a1ae8" officeooo:paragraph-rsid="0016820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" style:family="text">
      <style:text-properties fo:font-variant="normal" fo:text-transform="none" fo:color="#202122" fo:letter-spacing="normal"/>
    </style:style>
    <style:style style:name="T2" style:family="text">
      <style:text-properties fo:font-variant="normal" fo:text-transform="none" fo:color="#202122" fo:letter-spacing="normal" officeooo:rsid="001cc0a6"/>
    </style:style>
    <style:style style:name="T3" style:family="text">
      <style:text-properties fo:font-variant="normal" fo:text-transform="none" fo:color="#202122" fo:letter-spacing="normal" officeooo:rsid="00188b2f"/>
    </style:style>
    <style:style style:name="T4" style:family="text">
      <style:text-properties fo:font-variant="normal" fo:text-transform="none" fo:color="#202122" fo:letter-spacing="normal" officeooo:rsid="001a1ae8"/>
    </style:style>
    <style:style style:name="T5" style:family="text">
      <style:text-properties fo:font-variant="normal" fo:text-transform="none" fo:letter-spacing="normal" officeooo:rsid="001cc0a6" style:font-size-asian="9.60000038146973pt"/>
    </style:style>
    <style:style style:name="T6" style:family="text">
      <style:text-properties fo:font-variant="normal" fo:text-transform="none" fo:letter-spacing="normal" officeooo:rsid="001a1ae8" style:font-size-asian="9.60000038146973pt"/>
    </style:style>
    <style:style style:name="T7" style:family="text">
      <style:text-properties fo:font-variant="normal" fo:text-transform="none" fo:letter-spacing="normal" officeooo:rsid="00188b2f" style:font-size-asian="9.60000038146973pt"/>
    </style:style>
    <style:style style:name="T8" style:family="text">
      <style:text-properties fo:font-variant="normal" fo:text-transform="none" fo:letter-spacing="normal" officeooo:rsid="00168209" style:font-size-asian="9.60000038146973pt"/>
    </style:style>
    <style:style style:name="T9" style:family="text">
      <style:text-properties fo:font-variant="normal" fo:text-transform="none" fo:letter-spacing="normal" officeooo:rsid="00180c8a" style:font-size-asian="9.60000038146973pt"/>
    </style:style>
    <style:style style:name="T10" style:family="text">
      <style:text-properties fo:font-variant="normal" fo:text-transform="none" fo:letter-spacing="normal" officeooo:rsid="001a4cdc" style:font-size-asian="9.60000038146973pt"/>
    </style:style>
    <style:style style:name="T11" style:family="text">
      <style:text-properties fo:font-variant="normal" fo:text-transform="none" fo:letter-spacing="normal" officeooo:rsid="00188b2f"/>
    </style:style>
    <style:style style:name="T12" style:family="text">
      <style:text-properties fo:font-variant="normal" fo:text-transform="none" fo:letter-spacing="normal" officeooo:rsid="001a1ae8"/>
    </style:style>
    <style:style style:name="T13" style:family="text">
      <style:text-properties fo:font-variant="normal" fo:text-transform="none" fo:letter-spacing="normal" officeooo:rsid="001cc0a6"/>
    </style:style>
    <style:style style:name="T14" style:family="text">
      <style:text-properties fo:font-variant="normal" fo:text-transform="none" fo:letter-spacing="normal" officeooo:rsid="00168209"/>
    </style:style>
    <style:style style:name="T15" style:family="text">
      <style:text-properties fo:font-variant="normal" fo:text-transform="none" fo:letter-spacing="normal" officeooo:rsid="00180c8a"/>
    </style:style>
    <style:style style:name="T16" style:family="text">
      <style:text-properties officeooo:rsid="00168209"/>
    </style:style>
    <style:style style:name="T17" style:family="text">
      <style:text-properties officeooo:rsid="00180c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:</text:p>
      <text:p text:style-name="P1"/>
      <text:p text:style-name="P2">class Main {</text:p>
      <text:p text:style-name="P2"><text:s text:c="4"/>public static void main(String args[]) {</text:p>
      <text:p text:style-name="P2"><text:s text:c="6"/>int input = 3;</text:p>
      <text:p text:style-name="P2"><text:s text:c="8"/>for (int multiplier = 0; multiplier &lt;<text:span text:style-name="T17">=</text:span> 10; ++multiplier) {</text:p>
      <text:p text:style-name="P2"><text:s text:c="12"/>System.out.println(input + " multiplied by " + multiplier + " is: " + (input * multiplier));</text:p>
      <text:p text:style-name="P2"><text:s text:c="8"/>}</text:p>
      <text:p text:style-name="P2"><text:s text:c="4"/>}</text:p>
      <text:p text:style-name="P2">}</text:p>
      <text:p text:style-name="P2"/>
      <text:p text:style-name="P5">Output:</text:p>
      <text:p text:style-name="P5"/>
      <text:p text:style-name="P4">3 multiplied by 0 is: 0</text:p>
      <text:p text:style-name="P4">3 multiplied by 1 is: 3</text:p>
      <text:p text:style-name="P4">3 multiplied by 2 is: 6</text:p>
      <text:p text:style-name="P4">3 multiplied by 3 is: 9</text:p>
      <text:p text:style-name="P4">3 multiplied by 4 is: 12</text:p>
      <text:p text:style-name="P4">3 multiplied by 5 is: 15</text:p>
      <text:p text:style-name="P4">3 multiplied by 6 is: 18</text:p>
      <text:p text:style-name="P4">3 multiplied by 7 is: 21</text:p>
      <text:p text:style-name="P4">3 multiplied by 8 is: 24</text:p>
      <text:p text:style-name="P4">3 multiplied by 9 is: 27</text:p>
      <text:p text:style-name="P4">3 multiplied by 10 is: 30</text:p>
      <text:p text:style-name="P1"/>
      <text:p text:style-name="P1">Explanation:</text:p>
      <text:p text:style-name="P1"/>
      <text:p text:style-name="P3"><text:span text:style-name="T1">–</text:span> <text:span text:style-name="T16">Line #3 defines the variable 'input' as int, and assigns it a value of 3.</text:span></text:p>
      <text:p text:style-name="P3"><text:span text:style-name="T1">–</text:span> <text:span text:style-name="T16">Line #4 is a for loop:</text:span></text:p>
      <text:p text:style-name="P3"/>
      <text:p text:style-name="P6"><text:span text:style-name="T2">1)</text:span><text:span text:style-name="T3"> </text:span><text:span text:style-name="T4">The expression for initialization (</text:span><text:span text:style-name="T7">int </text:span><text:span text:style-name="T8">multiplier</text:span><text:span text:style-name="T7"> = 0</text:span><text:span text:style-name="T6">) defines the variable '</text:span><text:span text:style-name="T8">multiplier</text:span><text:span text:style-name="T6">' as an int, and sets its value to 0.</text:span></text:p>
      <text:p text:style-name="P8"/>
      <text:p text:style-name="P6"><text:span text:style-name="T13">2) </text:span><text:span text:style-name="T12">The </text:span><text:span text:style-name="T11">expression for testing </text:span><text:span text:style-name="T12">(</text:span><text:span text:style-name="T14">multiplier</text:span><text:span text:style-name="T7"> &lt; 10</text:span><text:span text:style-name="T6">) checks to see if the variable '</text:span><text:span text:style-name="T10">multiplier</text:span><text:span text:style-name="T6">' <text:s/>is smaller than </text:span><text:span text:style-name="T9">or equal to </text:span><text:span text:style-name="T6">10. </text:span><text:span text:style-name="T8">If it is, then the loop repeats.</text:span></text:p>
      <text:p text:style-name="P9"/>
      <text:p text:style-name="P6"><text:span text:style-name="T5">3) </text:span><text:span text:style-name="T6">The</text:span><text:span text:style-name="T11"> expression for updating </text:span><text:span text:style-name="T12">(++</text:span><text:span text:style-name="T14">multiplier</text:span><text:span text:style-name="T12">) increases the value of '</text:span><text:span text:style-name="T14">multiplier</text:span><text:span text:style-name="T12">' by 1.</text:span></text:p>
      <text:p text:style-name="P10"/>
      <text:p text:style-name="P7"><text:span text:style-name="T4">–</text:span><text:span text:style-name="T12"> </text:span><text:span text:style-name="T14">Line #</text:span><text:span text:style-name="T15">5 prints the value of 'input' by the current value of 'multiplier'. This will run 11 times, from 0-10.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37S</meta:editing-duration>
    <meta:editing-cycles>7</meta:editing-cycles>
    <meta:generator>LibreOffice/5.0.4.2$Windows_x86 LibreOffice_project/2b9802c1994aa0b7dc6079e128979269cf95bc78</meta:generator>
    <dc:date>2022-06-09T13:35:31.331000000</dc:date>
    <meta:document-statistic meta:table-count="0" meta:image-count="0" meta:object-count="0" meta:page-count="1" meta:paragraph-count="28" meta:word-count="216" meta:character-count="1125" meta:non-whitespace-character-count="891"/>
    <meta:user-defined meta:name="Info 1"/>
    <meta:user-defined meta:name="Info 2"/>
    <meta:user-defined meta:name="Info 3"/>
    <meta:user-defined meta:name="Info 4"/>
  </office:meta>
</office:document-meta>
</file>